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05A00000058ED76E068.png" manifest:media-type="image/png"/>
  <manifest:file-entry manifest:full-path="Pictures/100022190000070C000006D61B0BE391.svg" manifest:media-type="image/svg+xml"/>
  <manifest:file-entry manifest:full-path="Pictures/100000010000005A00000058CFE733E8.png" manifest:media-type="image/png"/>
  <manifest:file-entry manifest:full-path="Pictures/100000010000005A00000057C45D91C5.png" manifest:media-type="image/png"/>
  <manifest:file-entry manifest:full-path="Pictures/100000010000005A000000586A236E75.png" manifest:media-type="image/png"/>
  <manifest:file-entry manifest:full-path="Pictures/100018D20000070C000006D687F18B1A.svg" manifest:media-type="image/svg+xml"/>
  <manifest:file-entry manifest:full-path="Pictures/100017270000070C000006D657EED6AE.svg" manifest:media-type="image/svg+xml"/>
  <manifest:file-entry manifest:full-path="Pictures/10000E5400000707000006D2E91941CF.svg" manifest:media-type="image/svg+xml"/>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Полужирный"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20.07cm" fo:min-width="22.36cm" loext:decorative="false"/>
    </style:style>
    <style:style style:name="gr2"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 style:family="graphic" style:parent-style-name="standard">
      <style:graphic-properties draw:stroke="solid" draw:stroke-dash="Long_20_Dash" svg:stroke-width="0.081cm" svg:stroke-color="#ff7f2a" draw:marker-start-width="0.321cm" draw:marker-end-width="0.321cm" draw:fill="solid" draw:fill-color="#d4edfb" draw:opacity="100%" draw:textarea-horizontal-align="justify" draw:textarea-vertical-align="middle" draw:auto-grow-height="false" fo:min-height="10.075cm" fo:min-width="13.96cm" fo:padding-top="0.165cm" fo:padding-bottom="0.165cm" fo:padding-left="0.29cm" fo:padding-right="0.29cm" loext:decorative="false"/>
    </style:style>
    <style:style style:name="gr4"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7" style:family="graphic" style:parent-style-name="standard">
      <style:graphic-properties svg:stroke-width="0.028cm" svg:stroke-color="#3465a4" draw:marker-start="Стили_20_стрелок_20_3" draw:marker-start-width="0.342cm" draw:marker-end="Стили_20_стрелок_20_3" draw:marker-end-width="0.342cm" draw:textarea-vertical-align="middle" fo:padding-top="0.139cm" fo:padding-bottom="0.139cm" fo:padding-left="0.264cm" fo:padding-right="0.264cm" loext:decorative="false"/>
    </style:style>
    <style:style style:name="gr8"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9" style:family="graphic" style:parent-style-name="standard">
      <style:graphic-properties svg:stroke-width="0.028cm" svg:stroke-color="#3465a4" draw:marker-start="" draw:marker-start-width="0.342cm" draw:marker-end="" draw:marker-end-width="0.342cm" draw:textarea-vertical-align="middle" fo:padding-top="0.139cm" fo:padding-bottom="0.139cm" fo:padding-left="0.264cm" fo:padding-right="0.264cm" loext:decorative="false"/>
    </style:style>
    <style:style style:name="gr10" style:family="graphic" style:parent-style-name="standard">
      <style:graphic-properties svg:stroke-width="0.028cm" svg:stroke-color="#3465a4" draw:marker-start="" draw:marker-start-width="0.342cm" draw:marker-end="Стили_20_стрелок_20_3" draw:marker-end-width="0.342cm" draw:textarea-vertical-align="middle" fo:padding-top="0.139cm" fo:padding-bottom="0.139cm" fo:padding-left="0.264cm" fo:padding-right="0.264cm" loext:decorative="false"/>
    </style:style>
    <style:style style:name="gr1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3" style:family="graphic">
      <style:graphic-properties style:writing-mode="lr-tb" loext:decorative="false"/>
    </style:style>
    <style:style style:name="gr14"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809cm" fo:padding-top="0.141cm" fo:padding-bottom="0.141cm" fo:padding-left="0.141cm" fo:padding-right="0.141cm" fo:wrap-option="wrap" loext:decorative="false"/>
    </style:style>
    <style:style style:name="gr15" style:family="graphic" style:parent-style-name="standard" style:list-style-name="L2">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writing-mode="lr-tb" loext:decorative="false"/>
      <style:paragraph-properties style:writing-mode="lr-tb"/>
    </style:style>
    <style:style style:name="gr16"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writing-mode="lr-tb" loext:decorative="false"/>
      <style:paragraph-properties style:writing-mode="lr-tb"/>
    </style:style>
    <style:style style:name="gr17"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cm" fo:min-width="0cm" fo:padding-top="0.141cm" fo:padding-bottom="0.141cm" fo:padding-left="0.141cm" fo:padding-right="0.141cm" fo:wrap-option="wrap" loext:decorative="false"/>
    </style:style>
    <style:style style:name="gr18" style:family="graphic" style:parent-style-name="standard">
      <style:graphic-properties svg:stroke-width="0.028cm" svg:stroke-color="#3465a4" draw:marker-start="Стили_20_стрелок_20_2" draw:marker-start-width="0.342cm" draw:marker-end="Стили_20_стрелок_20_3" draw:marker-end-width="0.342cm" draw:textarea-vertical-align="middle" fo:padding-top="0.139cm" fo:padding-bottom="0.139cm" fo:padding-left="0.264cm" fo:padding-right="0.264cm" loext:decorative="false"/>
    </style:style>
    <style:style style:name="gr19"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1"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695cm" fo:padding-top="0.141cm" fo:padding-bottom="0.141cm" fo:padding-left="0.141cm" fo:padding-right="0.141cm" fo:wrap-option="wrap" loext:decorative="false"/>
    </style:style>
    <style:style style:name="gr22" style:family="graphic" style:parent-style-name="standard" style:list-style-name="L2">
      <style:graphic-properties draw:stroke="none" svg:stroke-width="0.035cm" draw:stroke-linejoin="miter" svg:stroke-linecap="butt" draw:fill="solid" draw:fill-color="#326de6" draw:textarea-vertical-align="middle" draw:auto-grow-height="false" draw:fit-to-size="false" style:shrink-to-fit="false" fo:min-height="0.642cm" fo:min-width="11.381cm" fo:padding-top="0.141cm" fo:padding-bottom="0.141cm" fo:padding-left="0.141cm" fo:padding-right="0.141cm" fo:wrap-option="wrap" style:writing-mode="lr-tb" loext:decorative="false"/>
      <style:paragraph-properties style:writing-mode="lr-tb"/>
    </style:style>
    <style:style style:name="gr23" style:family="graphic" style:parent-style-name="objectwithoutfill">
      <style:graphic-properties svg:stroke-width="0.028cm" draw:marker-start="" draw:marker-start-width="0.242cm" draw:marker-end="Arrowheads_20_2" draw:marker-end-width="0.342cm" draw:fill="none" draw:textarea-vertical-align="middle" fo:padding-top="0.139cm" fo:padding-bottom="0.139cm" fo:padding-left="0.264cm" fo:padding-right="0.264cm" loext:decorative="false"/>
    </style:style>
    <style:style style:name="gr24" style:family="graphic" style:parent-style-name="objectwithoutfill">
      <style:graphic-properties svg:stroke-width="0.028cm" draw:marker-start="" draw:marker-start-width="0.242cm" draw:marker-end="" draw:marker-end-width="0.342cm" draw:fill="none" draw:textarea-vertical-align="middle" fo:padding-top="0.139cm" fo:padding-bottom="0.139cm" fo:padding-left="0.264cm" fo:padding-right="0.264cm" loext:decorative="false"/>
    </style:style>
    <style:style style:name="gr25" style:family="graphic" style:parent-style-name="objectwithoutfill">
      <style:graphic-properties svg:stroke-width="0.028cm" draw:marker-start="" draw:marker-start-width="0.242cm" draw:marker-end="Arrowheads_20_3" draw:marker-end-width="0.342cm" draw:fill="none" draw:textarea-vertical-align="middle" fo:padding-top="0.139cm" fo:padding-bottom="0.139cm" fo:padding-left="0.264cm" fo:padding-right="0.264cm" loext:decorative="false"/>
    </style:style>
    <style:style style:name="gr26" style:family="graphic" style:parent-style-name="standard">
      <style:graphic-properties draw:stroke="none" draw:fill-color="#ffffff" draw:textarea-horizontal-align="justify" draw:textarea-vertical-align="middle" draw:auto-grow-height="false" fo:min-height="14.355cm" fo:min-width="22.36cm" loext:decorative="false"/>
    </style:style>
    <style:style style:name="gr27"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9.233cm" fo:min-width="14.714cm" fo:padding-top="0.151cm" fo:padding-bottom="0.151cm" fo:padding-left="0.276cm" fo:padding-right="0.276cm" loext:decorative="false"/>
    </style:style>
    <style:style style:name="gr28"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29"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0" style:family="graphic" style:parent-style-name="standard">
      <style:graphic-properties draw:stroke="solid" svg:stroke-width="0.106cm" svg:stroke-color="#ff7f2a"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1" style:family="graphic" style:parent-style-name="standard" style:list-style-name="L3">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2"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33"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4"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5"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6"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7"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8"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9"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0" style:family="graphic" style:parent-style-name="standard" style:list-style-name="L2">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writing-mode="lr-tb" loext:decorative="false"/>
      <style:paragraph-properties style:writing-mode="lr-tb"/>
    </style:style>
    <style:style style:name="gr41"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2" style:family="graphic" style:parent-style-name="standard" style:list-style-name="L3">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3"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4"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6"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7"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8"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9" style:family="graphic" style:parent-style-name="standard" style:list-style-name="L2">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writing-mode="lr-tb" loext:decorative="false"/>
      <style:paragraph-properties style:writing-mode="lr-tb"/>
    </style:style>
    <style:style style:name="gr50" style:family="graphic" style:parent-style-name="standard" style:list-style-name="L3">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writing-mode="lr-tb" loext:decorative="false"/>
      <style:paragraph-properties style:writing-mode="lr-tb"/>
    </style:style>
    <style:style style:name="gr51"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2" style:family="graphic" style:parent-style-name="standard" style:list-style-name="L2">
      <style:graphic-properties draw:stroke="none" svg:stroke-width="0.035cm" draw:stroke-linejoin="miter" svg:stroke-linecap="butt" draw:fill="solid" draw:fill-color="#326de6" draw:textarea-vertical-align="middle" draw:auto-grow-height="false" draw:fit-to-size="false" style:shrink-to-fit="false" fo:min-height="0.642cm" fo:min-width="11.381cm" fo:padding-top="0.141cm" fo:padding-bottom="0.141cm" fo:padding-left="0.141cm" fo:padding-right="0.141cm" fo:wrap-option="wrap" style:writing-mode="lr-tb" loext:decorative="false"/>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3"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solid" draw:fill-color="#d4edfb" draw:opacity="100%"/>
      <style:paragraph-properties fo:text-align="center"/>
    </style:style>
    <style:style style:name="P5"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6"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7" style:family="paragraph">
      <style:paragraph-properties fo:text-align="center"/>
      <style:text-properties fo:font-weight="bold"/>
    </style:style>
    <style:style style:name="P8" style:family="paragraph">
      <style:paragraph-properties fo:margin-left="0cm" fo:margin-right="0cm" fo:margin-top="0.494cm" fo:margin-bottom="0cm" fo:line-height="100%" fo:text-align="start" fo:text-indent="0cm" style:punctuation-wrap="simple" loext:tab-stop-distance="0cm" style:writing-mode="lr-tb">
        <style:tab-stops>
          <style:tab-stop style:position="0cm"/>
        </style:tab-stops>
      </style:paragraph-properties>
      <style:text-properties fo:font-size="14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fo:font-size="14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494cm" fo:margin-bottom="0cm" fo:line-height="100%" fo:text-align="start" fo:text-indent="0cm" style:punctuation-wrap="simple" loext:tab-stop-distance="0cm" style:writing-mode="lr-tb">
        <style:tab-stops>
          <style:tab-stop style:position="0cm"/>
        </style:tab-stops>
      </style:paragraph-properties>
      <style:text-properties fo:color="#3465a4" loext:opacity="100%" fo:font-size="14pt" fo:font-weight="bold" style:font-weight-asian="bold" style:font-weight-complex="bold"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fo:color="#3465a4" loext:opacity="100%" fo:font-size="14pt" fo:font-weight="bold" style:font-weight-asian="bold" style:font-weight-complex="bold" fo:hyphenate="false"/>
    </style:style>
    <style:style style:name="P13" style:family="paragraph">
      <loext:graphic-properties draw:fill="solid" draw:fill-color="#326de6"/>
      <style:paragraph-properties fo:text-align="center" style:font-independent-line-spacing="true"/>
      <style:text-properties fo:font-size="36pt"/>
    </style:style>
    <style:style style:name="P14" style:family="paragraph">
      <style:paragraph-properties fo:margin-left="0cm" fo:margin-right="0cm" fo:margin-top="0cm" fo:margin-bottom="0cm" fo:line-height="100%" fo:text-align="center" fo:text-indent="0cm" style:punctuation-wrap="simple" loext:tab-stop-distance="0cm" style:writing-mode="lr-tb">
        <style:tab-stops>
          <style:tab-stop style:position="0cm"/>
        </style:tab-stops>
      </style:paragraph-properties>
      <style:text-properties fo:font-size="36pt" fo:font-weight="bold" style:font-weight-asian="bold" style:font-weight-complex="bold" fo:hyphenate="false"/>
    </style:style>
    <style:style style:name="P15" style:family="paragraph">
      <loext:graphic-properties draw:fill="solid" draw:fill-color="#326de6"/>
      <style:paragraph-properties fo:margin-left="0cm" fo:margin-right="0cm" fo:margin-top="0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fo:font-size="36pt" fo:font-weight="bold" style:font-weight-asian="bold" style:font-weight-complex="bold" fo:hyphenate="false"/>
    </style:style>
    <style:style style:name="P16"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fo:font-size="14pt"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fo:font-size="14pt" fo:hyphenate="false"/>
    </style:style>
    <style:style style:name="P18" style:family="paragraph">
      <style:paragraph-properties fo:text-align="center"/>
    </style:style>
    <style:style style:name="P19" style:family="paragraph">
      <loext:graphic-properties draw:fill="solid" draw:fill-color="#326ce5"/>
      <style:paragraph-properties fo:text-align="center" style:font-independent-line-spacing="true"/>
      <style:text-properties fo:font-size="36pt"/>
    </style:style>
    <style:style style:name="P20"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1"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2" style:family="paragraph">
      <loext:graphic-properties draw:fill="none"/>
      <style:paragraph-properties fo:text-align="center" style:font-independent-line-spacing="true"/>
      <style:text-properties fo:font-size="36pt"/>
    </style:style>
    <style:style style:name="P23"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fo:font-size="36pt" fo:hyphenate="false"/>
    </style:style>
    <style:style style:name="P24"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5"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6" style:family="paragraph">
      <style:paragraph-properties fo:margin-left="0cm" fo:margin-right="0cm" fo:margin-top="0.494cm" fo:margin-bottom="0cm" fo:line-height="100%" fo:text-align="start" fo:text-indent="0cm" style:punctuation-wrap="simple" loext:tab-stop-distance="0cm" style:writing-mode="lr-tb">
        <style:tab-stops>
          <style:tab-stop style:position="0cm"/>
        </style:tab-stops>
      </style:paragraph-properties>
      <style:text-properties style:font-name="Arial1" fo:font-size="36pt" fo:hyphenate="false"/>
    </style:style>
    <style:style style:name="P27"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style:font-name="Arial1" fo:font-size="36pt" fo:hyphenate="false"/>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3465a4" loext:opacity="100%" style:text-line-through-style="none" style:text-line-through-type="none" style:text-position="0% 100%" style:font-name="DIN Alternate Bold"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3" style:family="text">
      <style:text-properties fo:font-variant="normal" fo:text-transform="none" fo:color="#092257" loext:opacity="100%" style:text-line-through-style="none" style:text-line-through-type="none" style:text-position="0% 100%" style:font-name="DIN Alternate Bold" fo:font-size="14pt" fo:letter-spacing="0.005cm" fo:font-style="normal" style:text-underline-style="none" fo:font-weight="normal" style:font-name-asian="DIN Alternate Bold" style:font-size-asian="14pt" style:font-style-asian="normal" style:font-weight-asian="normal" style:font-name-complex="DIN Alternate Bold" style:font-size-complex="14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DIN Alternate Bold" fo:font-size="17pt" fo:letter-spacing="normal" fo:font-style="normal" style:text-underline-style="none" fo:font-weight="bold" style:font-name-asian="DIN Alternate Bold" style:font-size-asian="17pt" style:font-style-asian="normal" style:font-weight-asian="bold" style:font-name-complex="DIN Alternate Bold" style:font-size-complex="17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7" style:family="text">
      <style:text-properties fo:color="#ffffff" loext:opacity="100%" style:font-name="Arial" fo:font-size="20pt" fo:font-weight="bold" style:font-size-asian="20pt" style:font-weight-asian="bold" style:font-size-complex="20pt" style:font-weight-complex="bold"/>
    </style:style>
    <style:style style:name="T8"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20.32cm" svg:x="2.143cm" svg:y="1cm">
          <text:p/>
          <draw:enhanced-geometry svg:viewBox="0 0 21600 21600" draw:mirror-horizontal="false" draw:mirror-vertical="false" draw:type="rectangle" draw:enhanced-path="M 0 0 L 21600 0 21600 21600 0 21600 0 0 Z N"/>
        </draw:custom-shape>
        <draw:custom-shape draw:name="DB Pod N_ 1" draw:style-name="gr2" draw:text-style-name="P3" draw:layer="layout" svg:width="1.877cm" svg:height="0.75cm" svg:x="19.813cm" svg:y="5.398cm">
          <text:p text:style-name="P2"><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10.895cm" svg:x="6.671cm" svg:y="4.837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DB Pod 1_ 2" draw:style-name="gr4" draw:text-style-name="P6" draw:layer="layout" svg:width="2.661cm" svg:height="0.792cm" svg:x="7.468cm" svg:y="11.191cm">
          <text:p text:style-name="P5"><text:span text:style-name="T2">MySQL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 2" draw:style-name="gr5" draw:text-style-name="P6" draw:layer="layout" svg:width="2.661cm" svg:height="0.792cm" svg:x="11.665cm" svg:y="11.19cm">
          <text:p text:style-name="P5"><text:span text:style-name="T2">MySQL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 5" draw:style-name="gr6" draw:text-style-name="P6" draw:layer="layout" svg:width="2.747cm" svg:height="0.792cm" svg:x="18.183cm" svg:y="11.092cm">
          <text:p text:style-name="P5"><text:span text:style-name="T2">MySQL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69cm" svg:y1="2.091cm" svg:x2="9.332cm" svg:y2="2.143cm">
          <text:p/>
        </draw:line>
        <draw:custom-shape draw:name="Kubernetes API_ 2" draw:style-name="gr8" draw:text-style-name="P9" draw:layer="layout" svg:width="3.583cm" svg:height="0.877cm" svg:x="6.688cm" svg:y="3.204cm">
          <text:p text:style-name="P8"><text:span text:style-name="T3">Kubernete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7" draw:layer="layout" svg:x1="5.191cm" svg:y1="2.27cm" svg:x2="5.241cm" svg:y2="17.067cm">
          <text:p/>
        </draw:line>
        <draw:line draw:style-name="gr10" draw:text-style-name="P7" draw:layer="layout" svg:x1="5.191cm" svg:y1="2.27cm" svg:x2="6.461cm" svg:y2="2.27cm">
          <text:p/>
        </draw:line>
        <draw:line draw:style-name="gr10" draw:text-style-name="P7" draw:layer="layout" svg:x1="5.241cm" svg:y1="11.975cm" svg:x2="6.511cm" svg:y2="11.975cm">
          <text:p/>
        </draw:line>
        <draw:line draw:style-name="gr10" draw:text-style-name="P7" draw:layer="layout" svg:x1="5.241cm" svg:y1="17.059cm" svg:x2="6.511cm" svg:y2="17.059cm">
          <text:p/>
        </draw:line>
        <draw:frame draw:style-name="gr11" draw:text-style-name="P10" draw:layer="layout" svg:width="1.984cm" svg:height="1.925cm" svg:x="7.056cm" svg:y="1cm">
          <draw:image xlink:href="Pictures/10000E5400000707000006D2E91941CF.svg" xlink:type="simple" xlink:show="embed" xlink:actuate="onLoad" draw:mime-type="image/svg+xml">
            <text:p/>
          </draw:image>
          <draw:image xlink:href="Pictures/100000010000005A00000057C45D91C5.png" xlink:type="simple" xlink:show="embed" xlink:actuate="onLoad" draw:mime-type="image/png"/>
        </draw:frame>
        <draw:custom-shape draw:name="Operator_ 2" draw:style-name="gr12" draw:text-style-name="P12" draw:layer="layout" svg:width="2.136cm" svg:height="0.877cm" svg:x="19.669cm" svg:y="3.061cm">
          <text:p text:style-name="P11"><text:span text:style-name="T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7.84cm" svg:y="9.34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frame draw:style-name="gr11" draw:text-style-name="P10" draw:layer="layout" svg:width="1.803cm" svg:height="1.749cm" svg:x="12.052cm" svg:y="9.34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frame draw:style-name="gr11" draw:text-style-name="P10" draw:layer="layout" svg:width="1.803cm" svg:height="1.749cm" svg:x="18.675cm" svg:y="9.246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g draw:name="Группа_ 10" draw:style-name="gr13">
          <draw:custom-shape draw:name="Треугольник_ 7" draw:style-name="gr14" draw:text-style-name="P13" draw:layer="layout" svg:width="1.09cm" svg:height="0.923cm" svg:x="6.763cm" svg:y="16.337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 4" draw:style-name="gr15" draw:text-style-name="P15" draw:layer="layout" svg:width="13.018cm" svg:height="0.923cm" svg:x="7.845cm" svg:y="16.337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 8" draw:style-name="gr14" draw:text-style-name="P13" draw:layer="layout" svg:width="1.09cm" svg:height="0.923cm" svg:x="20.843cm" svg:y="16.337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 2" draw:style-name="gr16" draw:text-style-name="P17" draw:layer="layout" svg:width="4.684cm" svg:height="2.063cm" svg:x="12.01cm" svg:y="18.768cm">
          <text:p text:style-name="P16"><text:span text:style-name="T3">Storage</text:span><text:span text:style-name="T3"><text:line-break/></text:span><text:span text:style-name="T3">Area </text:span><text:span text:style-name="T3"><text:line-break/></text:span><text:span text:style-name="T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1" draw:style-name="gr13">
          <draw:custom-shape draw:name="Кружок_ 7" draw:style-name="gr17" draw:text-style-name="P13" draw:layer="layout" svg:width="0.175cm" svg:height="0.175cm" svg:x="18.304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8" draw:style-name="gr17" draw:text-style-name="P13" draw:layer="layout" svg:width="0.175cm" svg:height="0.175cm" svg:x="18.613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9" draw:style-name="gr17" draw:text-style-name="P13" draw:layer="layout" svg:width="0.175cm" svg:height="0.175cm" svg:x="18.921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8" draw:text-style-name="P7" draw:layer="layout" svg:x1="8.453cm" svg:y1="17.48cm" svg:x2="8.453cm" svg:y2="18.75cm">
          <text:p/>
        </draw:line>
        <draw:line draw:style-name="gr18" draw:text-style-name="P7" draw:layer="layout" svg:x1="11.728cm" svg:y1="17.452cm" svg:x2="11.728cm" svg:y2="18.722cm">
          <text:p/>
        </draw:line>
        <draw:line draw:style-name="gr18" draw:text-style-name="P7" draw:layer="layout" svg:x1="17.042cm" svg:y1="17.48cm" svg:x2="17.042cm" svg:y2="18.75cm">
          <text:p/>
        </draw:line>
        <draw:line draw:style-name="gr18" draw:text-style-name="P7" draw:layer="layout" svg:x1="20.306cm" svg:y1="17.453cm" svg:x2="20.306cm" svg:y2="18.723cm">
          <text:p/>
        </draw:line>
        <draw:frame draw:style-name="gr11" draw:text-style-name="P10" draw:layer="layout" svg:width="1.803cm" svg:height="1.749cm" svg:x="7.585cm" svg:y="18.95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0.786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6.134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9.434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g draw:name="Группа_ 12" draw:style-name="gr13">
          <draw:custom-shape draw:name="Кружок_ 10" draw:style-name="gr17" draw:text-style-name="P13" draw:layer="layout" svg:width="0.175cm" svg:height="0.175cm" svg:x="15.723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11" draw:style-name="gr17" draw:text-style-name="P13" draw:layer="layout" svg:width="0.175cm" svg:height="0.175cm" svg:x="16.032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12" draw:style-name="gr17" draw:text-style-name="P13" draw:layer="layout" svg:width="0.175cm" svg:height="0.175cm" svg:x="16.34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 draw:text-style-name="P18" draw:layer="layout" svg:width="1.803cm" svg:height="1.749cm" svg:x="19.868cm" svg:y="1cm">
          <draw:image xlink:href="Pictures/100022190000070C000006D61B0BE391.svg" xlink:type="simple" xlink:show="embed" xlink:actuate="onLoad" draw:mime-type="image/svg+xml">
            <text:p/>
          </draw:image>
          <draw:image xlink:href="Pictures/100000010000005A00000058ED76E068.png" xlink:type="simple" xlink:show="embed" xlink:actuate="onLoad" draw:mime-type="image/png"/>
        </draw:frame>
        <draw:custom-shape draw:name="DB Pod N_ 6" draw:style-name="gr20" draw:text-style-name="P6" draw:layer="layout" svg:width="2.562cm" svg:height="0.792cm" svg:x="15.047cm" svg:y="14.56cm">
          <text:p text:style-name="P5"><text:span text:style-name="T2">Orche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15.34cm" svg:y="12.71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line draw:style-name="gr9" draw:text-style-name="P7" draw:layer="layout" svg:x1="8.611cm" svg:y1="13.789cm" svg:x2="15.088cm" svg:y2="13.789cm">
          <text:p/>
        </draw:line>
        <draw:line draw:style-name="gr9" draw:text-style-name="P7" draw:layer="layout" svg:x1="17.374cm" svg:y1="13.789cm" svg:x2="19.66cm" svg:y2="13.789cm">
          <text:p/>
        </draw:line>
        <draw:line draw:style-name="gr10" draw:text-style-name="P7" draw:layer="layout" svg:x1="19.66cm" svg:y1="13.789cm" svg:x2="19.66cm" svg:y2="12.011cm">
          <text:p/>
        </draw:line>
        <draw:line draw:style-name="gr10" draw:text-style-name="P7" draw:layer="layout" svg:x1="12.96cm" svg:y1="13.797cm" svg:x2="12.929cm" svg:y2="12.011cm">
          <text:p/>
        </draw:line>
        <draw:line draw:style-name="gr10" draw:text-style-name="P7" draw:layer="layout" svg:x1="8.59cm" svg:y1="13.797cm" svg:x2="8.611cm" svg:y2="12.011cm">
          <text:p/>
        </draw:line>
        <draw:g draw:name="Группа_ 13" draw:style-name="gr13">
          <draw:custom-shape draw:name="Треугольник_ 9" draw:style-name="gr21" draw:text-style-name="P13" draw:layer="layout" svg:width="0.976cm" svg:height="0.923cm" svg:x="7.604cm" svg:y="6.427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 5" draw:style-name="gr22" draw:text-style-name="P15" draw:layer="layout" svg:width="11.662cm" svg:height="0.923cm" svg:x="8.573cm" svg:y="6.427cm">
            <text:p text:style-name="P14"><text:span text:style-name="T5">DB Router / 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 10" draw:style-name="gr21" draw:text-style-name="P13" draw:layer="layout" svg:width="0.976cm" svg:height="0.923cm" svg:x="20.217cm" svg:y="6.427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line draw:style-name="gr23" draw:text-style-name="P10" draw:layer="layout" svg:x1="11.668cm" svg:y1="7.35cm" svg:x2="9.255cm" svg:y2="9.382cm">
          <text:p/>
        </draw:line>
        <draw:line draw:style-name="gr24" draw:text-style-name="P10" draw:layer="layout" svg:x1="14.462cm" svg:y1="7.35cm" svg:x2="14.462cm" svg:y2="9.763cm">
          <text:p/>
        </draw:line>
        <draw:line draw:style-name="gr23" draw:text-style-name="P10" draw:layer="layout" svg:x1="16.875cm" svg:y1="7.35cm" svg:x2="19.034cm" svg:y2="9.255cm">
          <text:p/>
        </draw:line>
        <draw:line draw:style-name="gr25" draw:text-style-name="P10" draw:layer="layout" svg:x1="14.462cm" svg:y1="9.763cm" svg:x2="13.954cm" svg:y2="9.763cm">
          <text:p/>
        </draw:line>
      </draw:page>
      <draw:page draw:name="page2" draw:style-name="dp1" draw:master-page-name="Обычный">
        <draw:custom-shape draw:style-name="gr26" draw:text-style-name="P1" draw:layer="layout" svg:width="22.86cm" svg:height="14.605cm" svg:x="2.112cm" svg:y="2.905cm">
          <text:p/>
          <draw:enhanced-geometry svg:viewBox="0 0 21600 21600" draw:type="rectangle" draw:enhanced-path="M 0 0 L 21600 0 21600 21600 0 21600 0 0 Z N"/>
        </draw:custom-shape>
        <draw:custom-shape draw:style-name="gr27" draw:text-style-name="P4" draw:layer="layout" svg:width="15.556cm" svg:height="9.825cm" svg:x="5.764cm" svg:y="7.09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Фигура_6" draw:style-name="gr28" draw:text-style-name="P19"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29" draw:text-style-name="P21" draw:layer="layout" svg:width="2.2cm" svg:height="0.792cm" svg:x="7.835cm" svg:y="12.455cm">
          <text:p text:style-name="P20"><text:span text:style-name="T6">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8" draw:text-style-name="P19"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29" draw:text-style-name="P21" draw:layer="layout" svg:width="2.268cm" svg:height="0.792cm" svg:x="16.793cm" svg:y="12.455cm">
          <text:p text:style-name="P20"><text:span text:style-name="T6">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8" draw:text-style-name="P19"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29" draw:text-style-name="P21" draw:layer="layout" svg:width="2.2cm" svg:height="0.792cm" svg:x="12.331cm" svg:y="12.455cm">
          <text:p text:style-name="P20"><text:span text:style-name="T6">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4" draw:style-name="gr30" draw:text-style-name="P22" draw:layer="layout" svg:x1="10.268cm" svg:y1="14.516cm" svg:x2="11.935cm" svg:y2="14.123cm">
          <text:p/>
        </draw:line>
        <draw:custom-shape draw:name="Write_12" draw:style-name="gr31" draw:text-style-name="P23"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30" draw:text-style-name="P22" draw:layer="layout" svg:x1="16.541cm" svg:y1="14.532cm" svg:x2="14.874cm" svg:y2="14.139cm">
          <text:p/>
        </draw:line>
        <draw:frame draw:style-name="gr11" draw:text-style-name="P10" draw:layer="layout" svg:width="1.33cm" svg:height="1.29cm" svg:x="6.412cm" svg:y="10.372cm">
          <draw:image xlink:href="Pictures/10000E5400000707000006D2E91941CF.svg" xlink:type="simple" xlink:show="embed" xlink:actuate="onLoad" draw:mime-type="image/svg+xml">
            <text:p/>
          </draw:image>
          <draw:image xlink:href="Pictures/100000010000005A00000057C45D91C5.png" xlink:type="simple" xlink:show="embed" xlink:actuate="onLoad" draw:mime-type="image/png"/>
        </draw:frame>
        <draw:custom-shape draw:style-name="gr32" draw:text-style-name="P25" draw:layer="layout" svg:width="11.43cm" svg:height="1.29cm" svg:x="7.858cm" svg:y="3.794cm">
          <text:p text:style-name="P24"><text:span text:style-name="T7">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Группа_ 2" draw:style-name="gr13">
          <draw:line draw:name="Линия_ 1" draw:style-name="gr33" draw:text-style-name="P22" draw:layer="layout" svg:x1="13.401cm" svg:y1="9.128cm" svg:x2="13.401cm" svg:y2="11.922cm">
            <text:p/>
          </draw:line>
          <draw:custom-shape draw:name="Read_ 1" draw:style-name="gr34" draw:text-style-name="P27" draw:layer="layout" svg:width="2.183cm" svg:height="0.835cm" draw:transform="rotate (1.5707963267949) translate (12.61cm 11.613cm)">
            <text:p text:style-name="P26"><text:span text:style-name="T8"><text:s text:c="6"/>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35" draw:text-style-name="P27" draw:layer="layout" svg:width="1.391cm" svg:height="0.834cm" draw:transform="rotate (-1.5707963267949) translate (14.192cm 9.833cm)">
            <text:p text:style-name="P26"><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 draw:style-name="gr13">
          <draw:line draw:name="Линия_ 2" draw:style-name="gr33" draw:text-style-name="P22" draw:layer="layout" svg:x1="10.645cm" svg:y1="9.189cm" svg:x2="8.956cm" svg:y2="11.867cm">
            <text:p/>
          </draw:line>
          <draw:custom-shape draw:name="Read_ 2" draw:style-name="gr36" draw:text-style-name="P27" draw:layer="layout" svg:width="2.183cm" svg:height="0.835cm" draw:transform="rotate (1.00810217595192) translate (8.507cm 10.998cm)">
            <text:p text:style-name="P26"><text:span text:style-name="T8"><text:s text:c="6"/>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37" draw:text-style-name="P27" draw:layer="layout" svg:width="2.154cm" svg:height="0.833cm" draw:transform="rotate (-2.13349047763787) translate (11.083cm 10.073cm)">
            <text:p text:style-name="P26"><text:span text:style-name="T8">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style-name="gr13">
          <draw:line draw:name="Линия_ 3" draw:style-name="gr33" draw:text-style-name="P22" draw:layer="layout" svg:x1="15.908cm" svg:y1="9.158cm" svg:x2="17.695cm" svg:y2="11.772cm">
            <text:p/>
          </draw:line>
          <draw:custom-shape draw:name="Read_ 3" draw:style-name="gr38" draw:text-style-name="P27" draw:layer="layout" svg:width="2.181cm" svg:height="0.832cm" draw:transform="rotate (2.17049145778015) translate (16.721cm 1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39" draw:text-style-name="P27" draw:layer="layout" svg:width="1.391cm" svg:height="0.835cm" draw:transform="rotate (-0.971101195809645) translate (17.108cm 9.418cm)">
            <text:p text:style-name="P26"><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4" draw:style-name="gr13">
          <draw:custom-shape draw:name="Треугольник_ 1" draw:style-name="gr14" draw:text-style-name="P13" draw:layer="layout" svg:width="1.09cm" svg:height="0.923cm" svg:x="5.953cm" svg:y="8.112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 1" draw:style-name="gr40" draw:text-style-name="P15" draw:layer="layout" svg:width="13.018cm" svg:height="0.923cm" svg:x="7.035cm" svg:y="8.112cm">
            <text:p text:style-name="P14"><text:span text:style-name="T5">DB Router / 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 2" draw:style-name="gr14" draw:text-style-name="P13" draw:layer="layout" svg:width="1.09cm" svg:height="0.923cm" svg:x="20.033cm" svg:y="8.112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g draw:name="Группа_ 5" draw:style-name="gr13">
          <draw:line draw:name="Линия_ 4" draw:style-name="gr33" draw:text-style-name="P22" draw:layer="layout" svg:x1="13.417cm" svg:y1="5.191cm" svg:x2="13.417cm" svg:y2="7.985cm">
            <text:p/>
          </draw:line>
          <draw:custom-shape draw:name="Read_ 4" draw:style-name="gr41" draw:text-style-name="P27" draw:layer="layout" svg:width="2.182cm" svg:height="0.833cm" draw:transform="rotate (1.5707963267949) translate (12.626cm 7.673cm)">
            <text:p text:style-name="P26"><text:span text:style-name="T8"><text:s text:c="6"/>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4" draw:style-name="gr42" draw:text-style-name="P27" draw:layer="layout" svg:width="1.36cm" svg:height="0.833cm" draw:transform="rotate (-1.5707963267949) translate (14.208cm 5.913cm)">
            <text:p text:style-name="P26"><text:span text:style-name="T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3" draw:style-name="dp1" draw:master-page-name="Обычный">
        <draw:custom-shape draw:style-name="gr1" draw:text-style-name="P1" draw:layer="layout" svg:width="22.86cm" svg:height="20.32cm" svg:x="2.143cm" svg:y="1cm">
          <text:p/>
          <draw:enhanced-geometry svg:viewBox="0 0 21600 21600" draw:mirror-horizontal="false" draw:mirror-vertical="false" draw:type="rectangle" draw:enhanced-path="M 0 0 L 21600 0 21600 21600 0 21600 0 0 Z N"/>
        </draw:custom-shape>
        <draw:custom-shape draw:name="DB Pod N_ 2" draw:style-name="gr43" draw:text-style-name="P3" draw:layer="layout" svg:width="1.877cm" svg:height="0.75cm" svg:x="19.813cm" svg:y="5.398cm">
          <text:p text:style-name="P2"><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10.895cm" svg:x="6.671cm" svg:y="4.837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DB Pod 1_ 1" draw:style-name="gr44" draw:text-style-name="P6" draw:layer="layout" svg:width="2.661cm" svg:height="0.792cm" svg:x="7.468cm" svg:y="11.191cm">
          <text:p text:style-name="P5"><text:span text:style-name="T2">MySQL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 1" draw:style-name="gr45" draw:text-style-name="P6" draw:layer="layout" svg:width="2.661cm" svg:height="0.792cm" svg:x="11.665cm" svg:y="11.19cm">
          <text:p text:style-name="P5"><text:span text:style-name="T2">MySQL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 3" draw:style-name="gr46" draw:text-style-name="P6" draw:layer="layout" svg:width="2.747cm" svg:height="0.792cm" svg:x="18.183cm" svg:y="11.092cm">
          <text:p text:style-name="P5"><text:span text:style-name="T2">MySQL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69cm" svg:y1="2.091cm" svg:x2="9.332cm" svg:y2="2.143cm">
          <text:p/>
        </draw:line>
        <draw:custom-shape draw:name="Kubernetes API_ 1" draw:style-name="gr47" draw:text-style-name="P9" draw:layer="layout" svg:width="3.583cm" svg:height="0.877cm" svg:x="6.688cm" svg:y="3.204cm">
          <text:p text:style-name="P8"><text:span text:style-name="T3">Kubernete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7" draw:layer="layout" svg:x1="5.191cm" svg:y1="2.27cm" svg:x2="5.241cm" svg:y2="17.067cm">
          <text:p/>
        </draw:line>
        <draw:line draw:style-name="gr10" draw:text-style-name="P7" draw:layer="layout" svg:x1="5.191cm" svg:y1="2.27cm" svg:x2="6.461cm" svg:y2="2.27cm">
          <text:p/>
        </draw:line>
        <draw:line draw:style-name="gr10" draw:text-style-name="P7" draw:layer="layout" svg:x1="5.241cm" svg:y1="11.975cm" svg:x2="6.511cm" svg:y2="11.975cm">
          <text:p/>
        </draw:line>
        <draw:line draw:style-name="gr10" draw:text-style-name="P7" draw:layer="layout" svg:x1="5.241cm" svg:y1="17.059cm" svg:x2="6.511cm" svg:y2="17.059cm">
          <text:p/>
        </draw:line>
        <draw:frame draw:style-name="gr11" draw:text-style-name="P10" draw:layer="layout" svg:width="1.984cm" svg:height="1.925cm" svg:x="7.056cm" svg:y="1cm">
          <draw:image xlink:href="Pictures/10000E5400000707000006D2E91941CF.svg" xlink:type="simple" xlink:show="embed" xlink:actuate="onLoad" draw:mime-type="image/svg+xml">
            <text:p/>
          </draw:image>
          <draw:image xlink:href="Pictures/100000010000005A00000057C45D91C5.png" xlink:type="simple" xlink:show="embed" xlink:actuate="onLoad" draw:mime-type="image/png"/>
        </draw:frame>
        <draw:custom-shape draw:name="Operator_ 1" draw:style-name="gr48" draw:text-style-name="P12" draw:layer="layout" svg:width="2.136cm" svg:height="0.877cm" svg:x="19.669cm" svg:y="3.061cm">
          <text:p text:style-name="P11"><text:span text:style-name="T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7.84cm" svg:y="9.34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frame draw:style-name="gr11" draw:text-style-name="P10" draw:layer="layout" svg:width="1.803cm" svg:height="1.749cm" svg:x="12.052cm" svg:y="9.34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frame draw:style-name="gr11" draw:text-style-name="P10" draw:layer="layout" svg:width="1.803cm" svg:height="1.749cm" svg:x="18.675cm" svg:y="9.246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g draw:name="Группа_ 6" draw:style-name="gr13">
          <draw:custom-shape draw:name="Треугольник_ 3" draw:style-name="gr14" draw:text-style-name="P13" draw:layer="layout" svg:width="1.09cm" svg:height="0.923cm" svg:x="6.763cm" svg:y="16.337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 2" draw:style-name="gr49" draw:text-style-name="P15" draw:layer="layout" svg:width="13.018cm" svg:height="0.923cm" svg:x="7.845cm" svg:y="16.337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 4" draw:style-name="gr14" draw:text-style-name="P13" draw:layer="layout" svg:width="1.09cm" svg:height="0.923cm" svg:x="20.843cm" svg:y="16.337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 1" draw:style-name="gr50" draw:text-style-name="P17" draw:layer="layout" svg:width="4.684cm" svg:height="2.063cm" svg:x="12.01cm" svg:y="18.768cm">
          <text:p text:style-name="P16"><text:span text:style-name="T3">Storage</text:span><text:span text:style-name="T3"><text:line-break/></text:span><text:span text:style-name="T3">Area </text:span><text:span text:style-name="T3"><text:line-break/></text:span><text:span text:style-name="T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7" draw:style-name="gr13">
          <draw:custom-shape draw:name="Кружок_ 1" draw:style-name="gr17" draw:text-style-name="P13" draw:layer="layout" svg:width="0.175cm" svg:height="0.175cm" svg:x="18.304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2" draw:style-name="gr17" draw:text-style-name="P13" draw:layer="layout" svg:width="0.175cm" svg:height="0.175cm" svg:x="18.613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3" draw:style-name="gr17" draw:text-style-name="P13" draw:layer="layout" svg:width="0.175cm" svg:height="0.175cm" svg:x="18.921cm" svg:y="1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8" draw:text-style-name="P7" draw:layer="layout" svg:x1="8.453cm" svg:y1="17.48cm" svg:x2="8.453cm" svg:y2="18.75cm">
          <text:p/>
        </draw:line>
        <draw:line draw:style-name="gr18" draw:text-style-name="P7" draw:layer="layout" svg:x1="11.728cm" svg:y1="17.452cm" svg:x2="11.728cm" svg:y2="18.722cm">
          <text:p/>
        </draw:line>
        <draw:line draw:style-name="gr18" draw:text-style-name="P7" draw:layer="layout" svg:x1="17.042cm" svg:y1="17.48cm" svg:x2="17.042cm" svg:y2="18.75cm">
          <text:p/>
        </draw:line>
        <draw:line draw:style-name="gr18" draw:text-style-name="P7" draw:layer="layout" svg:x1="20.306cm" svg:y1="17.453cm" svg:x2="20.306cm" svg:y2="18.723cm">
          <text:p/>
        </draw:line>
        <draw:frame draw:style-name="gr11" draw:text-style-name="P10" draw:layer="layout" svg:width="1.803cm" svg:height="1.749cm" svg:x="7.585cm" svg:y="18.95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0.786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6.134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frame draw:style-name="gr11" draw:text-style-name="P10" draw:layer="layout" svg:width="1.803cm" svg:height="1.749cm" svg:x="19.434cm" svg:y="18.951cm">
          <draw:image xlink:href="Pictures/100018D20000070C000006D687F18B1A.svg" xlink:type="simple" xlink:show="embed" xlink:actuate="onLoad" draw:mime-type="image/svg+xml">
            <text:p/>
          </draw:image>
          <draw:image xlink:href="Pictures/100000010000005A00000058CFE733E8.png" xlink:type="simple" xlink:show="embed" xlink:actuate="onLoad" draw:mime-type="image/png"/>
        </draw:frame>
        <draw:g draw:name="Группа_ 8" draw:style-name="gr13">
          <draw:custom-shape draw:name="Кружок_ 4" draw:style-name="gr17" draw:text-style-name="P13" draw:layer="layout" svg:width="0.175cm" svg:height="0.175cm" svg:x="15.723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5" draw:style-name="gr17" draw:text-style-name="P13" draw:layer="layout" svg:width="0.175cm" svg:height="0.175cm" svg:x="16.032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6" draw:style-name="gr17" draw:text-style-name="P13" draw:layer="layout" svg:width="0.175cm" svg:height="0.175cm" svg:x="16.34cm" svg:y="1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9" draw:text-style-name="P18" draw:layer="layout" svg:width="1.803cm" svg:height="1.749cm" svg:x="19.868cm" svg:y="1cm">
          <draw:image xlink:href="Pictures/100022190000070C000006D61B0BE391.svg" xlink:type="simple" xlink:show="embed" xlink:actuate="onLoad" draw:mime-type="image/svg+xml">
            <text:p/>
          </draw:image>
          <draw:image xlink:href="Pictures/100000010000005A00000058ED76E068.png" xlink:type="simple" xlink:show="embed" xlink:actuate="onLoad" draw:mime-type="image/png"/>
        </draw:frame>
        <draw:custom-shape draw:name="DB Pod N_ 4" draw:style-name="gr51" draw:text-style-name="P6" draw:layer="layout" svg:width="4.706cm" svg:height="0.792cm" svg:x="13.977cm" svg:y="14.56cm">
          <text:p text:style-name="P5"><text:span text:style-name="T2">group_replication plu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15.34cm" svg:y="12.714cm">
          <draw:image xlink:href="Pictures/100017270000070C000006D657EED6AE.svg" xlink:type="simple" xlink:show="embed" xlink:actuate="onLoad" draw:mime-type="image/svg+xml">
            <text:p/>
          </draw:image>
          <draw:image xlink:href="Pictures/100000010000005A000000586A236E75.png" xlink:type="simple" xlink:show="embed" xlink:actuate="onLoad" draw:mime-type="image/png"/>
        </draw:frame>
        <draw:line draw:style-name="gr9" draw:text-style-name="P7" draw:layer="layout" svg:x1="8.611cm" svg:y1="13.789cm" svg:x2="15.088cm" svg:y2="13.789cm">
          <text:p/>
        </draw:line>
        <draw:line draw:style-name="gr9" draw:text-style-name="P7" draw:layer="layout" svg:x1="17.374cm" svg:y1="13.789cm" svg:x2="19.66cm" svg:y2="13.789cm">
          <text:p/>
        </draw:line>
        <draw:line draw:style-name="gr10" draw:text-style-name="P7" draw:layer="layout" svg:x1="19.66cm" svg:y1="13.789cm" svg:x2="19.66cm" svg:y2="12.011cm">
          <text:p/>
        </draw:line>
        <draw:line draw:style-name="gr10" draw:text-style-name="P7" draw:layer="layout" svg:x1="12.96cm" svg:y1="13.797cm" svg:x2="12.929cm" svg:y2="12.011cm">
          <text:p/>
        </draw:line>
        <draw:line draw:style-name="gr10" draw:text-style-name="P7" draw:layer="layout" svg:x1="8.59cm" svg:y1="13.797cm" svg:x2="8.611cm" svg:y2="12.011cm">
          <text:p/>
        </draw:line>
        <draw:g draw:name="Группа_ 9" draw:style-name="gr13">
          <draw:custom-shape draw:name="Треугольник_ 5" draw:style-name="gr21" draw:text-style-name="P13" draw:layer="layout" svg:width="0.976cm" svg:height="0.923cm" svg:x="7.604cm" svg:y="6.427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 3" draw:style-name="gr52" draw:text-style-name="P15" draw:layer="layout" svg:width="11.662cm" svg:height="0.923cm" svg:x="8.573cm" svg:y="6.427cm">
            <text:p text:style-name="P14"><text:span text:style-name="T5">DB Router / 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 6" draw:style-name="gr21" draw:text-style-name="P13" draw:layer="layout" svg:width="0.976cm" svg:height="0.923cm" svg:x="20.217cm" svg:y="6.427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line draw:style-name="gr23" draw:text-style-name="P10" draw:layer="layout" svg:x1="11.668cm" svg:y1="7.35cm" svg:x2="9.255cm" svg:y2="9.382cm">
          <text:p/>
        </draw:line>
        <draw:line draw:style-name="gr24" draw:text-style-name="P10" draw:layer="layout" svg:x1="14.462cm" svg:y1="7.35cm" svg:x2="14.462cm" svg:y2="9.763cm">
          <text:p/>
        </draw:line>
        <draw:line draw:style-name="gr23" draw:text-style-name="P10" draw:layer="layout" svg:x1="16.875cm" svg:y1="7.35cm" svg:x2="19.034cm" svg:y2="9.255cm">
          <text:p/>
        </draw:line>
        <draw:line draw:style-name="gr25" draw:text-style-name="P10" draw:layer="layout" svg:x1="14.462cm" svg:y1="9.763cm" svg:x2="13.954cm" svg:y2="9.763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Полужирный"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7 20 13" svg:d="M0 20l10-13 10 13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13" svg:d="M0 13l10-13 10 13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12-28T10:40:43.215234524</meta:creation-date>
    <dc:date>2025-08-27T13:27:57.820032000</dc:date>
    <meta:editing-duration>PT1H36M51S</meta:editing-duration>
    <meta:editing-cycles>7</meta:editing-cycles>
    <meta:generator>LibreOffice/25.2.3.2$MacOSX_AARCH64 LibreOffice_project/bbb074479178df812d175f709636b368952c2ce3</meta:generator>
    <meta:document-statistic meta:object-count="141"/>
  </office:meta>
</office:document-meta>
</file>